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fo:min-height="15.814cm"/>
    </style:style>
    <style:style style:name="gr6" style:family="graphic" style:parent-style-name="standard">
      <style:graphic-properties fo:min-height="4.624cm"/>
    </style:style>
    <style:style style:name="P1" style:family="paragraph">
      <style:text-properties fo:font-size="18pt" fo:text-shadow="1pt 1pt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44pt"/>
    </style:style>
    <style:style style:name="T1" style:family="text">
      <style:text-properties fo:font-size="18pt" fo:text-shadow="1pt 1pt"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/>
    </style:style>
    <style:style style:name="T4" style:family="text">
      <style:text-properties style:use-window-font-color="true" style:text-position="0% 100%" fo:font-family="Arial" fo:font-size="14pt" fo:font-style="normal" fo:text-shadow="none" style:text-underline-style="none" fo:font-weight="normal" style:font-family-asian="Arial" style:font-size-asian="14pt" style:font-weight-asian="normal" style:font-family-complex="Arial" style:font-size-complex="14pt" style:font-weight-complex="normal"/>
    </style:style>
    <style:style style:name="T5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cm" svg:height="0.963cm" svg:x="1.5cm" svg:y="1.701cm">
          <draw:text-box>
            <text:p><text:span text:style-name="T1">PM Qt Clone Strategy Architecture</text:span></text:p>
          </draw:text-box>
        </draw:frame>
        <draw:custom-shape draw:style-name="gr2" draw:text-style-name="P3" draw:layer="layout" svg:width="2.117cm" svg:height="1.925cm" svg:x="11.7cm" svg:y="16.075cm">
          <text:p text:style-name="P2"><text:span text:style-name="T2">PM </text:span><text:span text:style-name="T2"><text:line-break/></text:span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325cm" svg:height="3.474cm" svg:x="10.475cm" svg:y="9.6cm">
          <text:p text:style-name="P2"><text:span text:style-name="T3">Qt Fake PM</text:span></text:p>
          <text:p text:style-name="P2"><text:span text:style-name="T3">Run Tim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7cm" svg:y1="13.1cm" svg:x2="12.7cm" svg:y2="16cm">
          <text:p/>
        </draw:line>
        <draw:custom-shape draw:style-name="gr2" draw:text-style-name="P4" draw:layer="layout" svg:width="5.2cm" svg:height="3.1cm" svg:x="10cm" svg:y="4.8cm">
          <text:p text:style-name="P2"><text:span text:style-name="T3">Presentation</text:span><text:span text:style-name="T3"><text:line-break/></text:span><text:span text:style-name="T3">Manager</text:span></text:p>
          <text:p text:style-name="P2"><text:span text:style-name="T3">Run Ti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325cm" svg:height="3.474cm" svg:x="3.3cm" svg:y="9.7cm">
          <text:p text:style-name="P2"><text:span text:style-name="T3">Qt </text:span><text:span text:style-name="T3"><text:line-break/></text:span><text:span text:style-name="T3">RunTim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7cm" svg:y1="11.4cm" svg:x2="10.6cm" svg:y2="11.4cm">
          <text:p/>
        </draw:line>
        <draw:line draw:style-name="gr3" draw:text-style-name="P2" draw:layer="layout" svg:x1="12.7cm" svg:y1="13.1cm" svg:x2="12.7cm" svg:y2="16cm">
          <text:p/>
        </draw:line>
        <draw:line draw:style-name="gr3" draw:text-style-name="P2" draw:layer="layout" svg:x1="12.7cm" svg:y1="7.8cm" svg:x2="12.7cm" svg:y2="9.6cm">
          <text:p/>
        </draw:line>
        <draw:custom-shape draw:style-name="gr2" draw:text-style-name="P3" draw:layer="layout" svg:width="2.117cm" svg:height="1.925cm" svg:x="4.5cm" svg:y="16.175cm">
          <text:p text:style-name="P2"><text:span text:style-name="T2">Qt</text:span><text:span text:style-name="T2"><text:line-break/></text:span><text:span text:style-name="T2">Application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5cm" svg:y1="13.2cm" svg:x2="5.5cm" svg:y2="16.1cm">
          <text:p/>
        </draw:line>
      </draw:page>
      <draw:page draw:name="page2" draw:style-name="dp1" draw:master-page-name="Default">
        <draw:frame draw:style-name="gr1" draw:text-style-name="P1" draw:layer="layout" svg:width="12.4cm" svg:height="1.675cm" svg:x="1.5cm" svg:y="1.701cm">
          <draw:text-box>
            <text:p text:style-name="P5"><text:span text:style-name="T1">PM Qt Clone Strategy Implementation Example</text:span></text:p>
          </draw:text-box>
        </draw:frame>
        <draw:custom-shape draw:style-name="gr2" draw:text-style-name="P3" draw:layer="layout" svg:width="3.6cm" svg:height="2.325cm" svg:x="11cm" svg:y="16.075cm">
          <text:p text:style-name="P3"><text:span text:style-name="T2">PM </text:span><text:span text:style-name="T2"><text:line-break/></text:span><text:span text:style-name="T2">Application</text:span></text:p>
          <text:p text:style-name="P3"><text:span text:style-name="T2">Request “WinInitialize “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325cm" svg:height="3.474cm" svg:x="10.475cm" svg:y="9.6cm">
          <text:p text:style-name="P4"><text:span text:style-name="T3">Qt Fake PM</text:span></text:p>
          <text:p text:style-name="P4"><text:span text:style-name="T3">Run Time</text:span></text:p>
          <text:p text:style-name="P4"><text:span text:style-name="T3">(pmmerge.dll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7cm" svg:y1="13.1cm" svg:x2="12.7cm" svg:y2="16cm">
          <text:p/>
        </draw:line>
        <draw:custom-shape draw:style-name="gr2" draw:text-style-name="P4" draw:layer="layout" svg:width="5.2cm" svg:height="3.1cm" svg:x="10cm" svg:y="4.8cm">
          <text:p text:style-name="P4"><text:span text:style-name="T3">Presentation</text:span><text:span text:style-name="T3"><text:line-break/></text:span><text:span text:style-name="T3">Manager</text:span></text:p>
          <text:p text:style-name="P4"><text:span text:style-name="T3">Run Time</text:span></text:p>
          <text:p text:style-name="P4"><text:span text:style-name="T3">(pmmergex.dll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325cm" svg:height="3.474cm" svg:x="3.3cm" svg:y="9.7cm">
          <text:p text:style-name="P4"><text:span text:style-name="T3">Qt </text:span><text:span text:style-name="T3"><text:line-break/></text:span><text:span text:style-name="T3">RunTim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7cm" svg:y1="11.4cm" svg:x2="10.6cm" svg:y2="11.4cm">
          <text:p/>
        </draw:line>
        <draw:line draw:style-name="gr3" draw:text-style-name="P2" draw:layer="layout" svg:x1="12.7cm" svg:y1="13.1cm" svg:x2="12.7cm" svg:y2="16cm">
          <text:p/>
        </draw:line>
        <draw:line draw:style-name="gr3" draw:text-style-name="P2" draw:layer="layout" svg:x1="12.7cm" svg:y1="7.8cm" svg:x2="12.7cm" svg:y2="9.6cm">
          <text:p/>
        </draw:line>
        <draw:custom-shape draw:style-name="gr2" draw:text-style-name="P3" draw:layer="layout" svg:width="2.117cm" svg:height="1.925cm" svg:x="4.5cm" svg:y="16.175cm">
          <text:p text:style-name="P3"><text:span text:style-name="T2">Qt</text:span><text:span text:style-name="T2"><text:line-break/></text:span><text:span text:style-name="T2">Application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5cm" svg:y1="13.2cm" svg:x2="5.5cm" svg:y2="16.1cm">
          <text:p/>
        </draw:line>
      </draw:page>
      <draw:page draw:name="page3" draw:style-name="dp1" draw:master-page-name="Default">
        <draw:frame draw:style-name="gr5" draw:text-style-name="P6" draw:layer="layout" svg:width="16.719cm" svg:height="16.064cm" svg:x="2.381cm" svg:y="7.8cm">
          <draw:text-box>
            <text:list text:style-name="L2">
              <text:list-item>
                <text:p><text:span text:style-name="T4">Shared under Creative Commons Attribution-ShareAlike License.</text:span></text:p>
              </text:list-item>
            </text:list>
          </draw:text-box>
        </draw:frame>
        <draw:frame draw:style-name="gr6" draw:text-style-name="P7" draw:layer="layout" svg:width="17.099cm" svg:height="4.874cm" svg:x="2.401cm" svg:y="1.826cm">
          <draw:text-box>
            <text:p><text:span text:style-name="T5">Refere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C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fo:min-height="0.954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17.099cm" svg:height="1.204cm" svg:x="1.95cm" svg:y="2.105cm">
        <draw:text-box>
          <text:p/>
        </draw:text-box>
      </draw:frame>
      <draw:frame draw:style-name="Mgr1" draw:layer="backgroundobjects" svg:width="16.719cm" svg:height="1.204cm" svg:x="1.95cm" svg:y="7.481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8T10:48:31.41</meta:creation-date>
    <dc:date>2015-02-25T11:43:46.61</dc:date>
    <meta:editing-duration>PT20H59M11S</meta:editing-duration>
    <meta:editing-cycles>106</meta:editing-cycles>
    <meta:generator>OpenOffice/4.1.1$Win32 OpenOffice.org_project/411m6$Build-9775</meta:generator>
    <dc:creator>MI </dc:creator>
    <meta:document-statistic meta:object-count="26"/>
  </office:meta>
</office:document-meta>
</file>